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/>
    </style:style>
    <style:style style:name="P2" style:family="paragraph" style:parent-style-name="Preformatted_20_Text">
      <style:paragraph-properties fo:background-color="#ffffff">
        <style:background-image/>
      </style:paragraph-properties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Courier New1" fo:font-weight="bold"/>
    </style:style>
    <style:style style:name="T4" style:family="text">
      <style:text-properties fo:color="#000080" fo:font-style="italic" fo:font-weight="bold"/>
    </style:style>
    <style:style style:name="T5" style:family="text">
      <style:text-properties style:font-name="Courier New1"/>
    </style:style>
    <style:style style:name="T6" style:family="text">
      <style:text-properties style:font-name="Courier New1" fo:font-style="italic"/>
    </style:style>
    <style:style style:name="T7" style:family="text">
      <style:text-properties fo:color="#0000ff" style:font-name="Courier New1"/>
    </style:style>
    <style:style style:name="T8" style:family="text">
      <style:text-properties fo:color="#0000ff" style:font-name="Courier New1" fo:font-weight="bold"/>
    </style:style>
    <style:style style:name="T9" style:family="text">
      <style:text-properties fo:color="#0000ff" fo:font-weight="bold"/>
    </style:style>
    <style:style style:name="T10" style:family="text">
      <style:text-properties fo:color="#008000"/>
    </style:style>
    <style:style style:name="T11" style:family="text">
      <style:text-properties fo:color="#008000" style:font-name="Courier New1" fo:font-weight="bold"/>
    </style:style>
    <style:style style:name="T12" style:family="text">
      <style:text-properties fo:color="#008000" fo:font-weight="bold"/>
    </style:style>
    <style:style style:name="T13" style:family="text">
      <style:text-properties fo:font-style="italic"/>
    </style:style>
    <style:style style:name="T14" style:family="text">
      <style:text-properties fo:color="#660e7a" fo:font-weight="bold"/>
    </style:style>
    <style:style style:name="T15" style:family="text">
      <style:text-properties fo:color="#660e7a" style:font-name="Courier New1" fo:font-weight="bold"/>
    </style:style>
    <style:style style:name="T16" style:family="text">
      <style:text-properties fo:color="#660e7a" style:font-name="Courier New1" fo:font-style="italic" fo:font-weight="bold"/>
    </style:style>
    <style:style style:name="T17" style:family="text">
      <style:text-properties fo:color="#808000"/>
    </style:style>
    <style:style style:name="T18" style:family="text">
      <style:text-properties fo:color="#808000" style:font-name="Courier New1"/>
    </style:style>
    <style:style style:name="T19" style:family="text">
      <style:text-properties fo:color="#808080"/>
    </style:style>
    <style:style style:name="T20" style:family="text">
      <style:text-properties fo:color="#808080" style:font-name="Courier New1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package </text:span><text:span text:style-name="T13">pl.edu.zslp.bmi_euapp16;</text:span></text:p>
      <text:p text:style-name="P4"><text:span text:style-name="T2">import </text:span>android.support.v7.app.AppCompatActivity;</text:p>
      <text:p text:style-name="P4"><text:span text:style-name="T2">import </text:span>android.os.Bundle;</text:p>
      <text:p text:style-name="P4"><text:span text:style-name="T2">import </text:span>android.view.View;</text:p>
      <text:p text:style-name="P4"><text:span text:style-name="T2">import </text:span>android.widget.EditText;</text:p>
      <text:p text:style-name="P4"><text:span text:style-name="T2">import </text:span>android.widget.Toast;</text:p>
      <text:p text:style-name="P4"><text:span text:style-name="T2">public class </text:span>BmiCalculator <text:span text:style-name="T2">extends </text:span>AppCompatActivity {</text:p>
      <text:p text:style-name="P3"><text:s text:c="4"/><text:span text:style-name="T18">@Override</text:span></text:p>
      <text:p text:style-name="P3"><text:span text:style-name="T17"><text:s text:c="4"/></text:span><text:span text:style-name="T3">protected void </text:span><text:span text:style-name="T5">onCreate(Bundle savedInstanceState) {</text:span></text:p>
      <text:p text:style-name="P3"><text:s text:c="8"/><text:span text:style-name="T3">super</text:span><text:span text:style-name="T5">.onCreate(savedInstanceState);</text:span></text:p>
      <text:p text:style-name="P3"><text:s text:c="8"/><text:span text:style-name="T5">setContentView(R.layout.activity_bmi_calculator);</text:span></text:p>
      <text:p text:style-name="P3"><text:s text:c="4"/><text:span text:style-name="T5">}</text:span></text:p>
      <text:p text:style-name="P3"><text:s text:c="4"/><text:span text:style-name="T3">public void </text:span><text:span text:style-name="T5">MBMI(View view) {</text:span></text:p>
      <text:p text:style-name="P3"><text:s text:c="8"/><text:span text:style-name="T20">/* Getting the double value of the number entered into an editTextWeight */</text:span></text:p>
      <text:p text:style-name="P3"><text:span text:style-name="T19"><text:s text:c="8"/></text:span><text:span text:style-name="T5">EditText editWeight=(EditText)findViewById(R.id.editTextWeight);</text:span></text:p>
      <text:p text:style-name="P3"><text:s text:c="8"/><text:span text:style-name="T5">Double weight=Double.</text:span><text:span text:style-name="T6">parseDouble</text:span><text:span text:style-name="T5">(editWeight.getText().toString());</text:span></text:p>
      <text:p text:style-name="P3"><text:s text:c="9"/><text:span text:style-name="T20">/* Getting the double value of the number entered into an editTextHeight */</text:span></text:p>
      <text:p text:style-name="P3"><text:span text:style-name="T19"><text:s text:c="8"/></text:span><text:span text:style-name="T5">EditText editHeight=(EditText)findViewById(R.id.editTextHeight);</text:span></text:p>
      <text:p text:style-name="P3"><text:s text:c="8"/><text:span text:style-name="T5">Integer height=Integer.</text:span><text:span text:style-name="T6">parseInt</text:span><text:span text:style-name="T5">(editHeight.getText().toString());</text:span></text:p>
      <text:p text:style-name="P3"><text:s text:c="8"/><text:span text:style-name="T20">/* Creating double variable named bmi and assigning it a value of 10000*weight/(height*height)*/</text:span></text:p>
      <text:p text:style-name="P3"><text:span text:style-name="T19"><text:s text:c="8"/></text:span><text:span text:style-name="T5">Double bmi=(</text:span><text:span text:style-name="T7">10000</text:span><text:span text:style-name="T5">*weight)/(height*height);</text:span></text:p>
      <text:p text:style-name="P3"><text:s text:c="8"/><text:span text:style-name="T20">/* Creating String variable named message*/</text:span></text:p>
      <text:p text:style-name="P3"><text:span text:style-name="T19"><text:s text:c="8"/></text:span><text:span text:style-name="T5">String message;</text:span></text:p>
      <text:p text:style-name="P3"><text:s text:c="8"/><text:span text:style-name="T20">/* Creating if statement using variable bmi*/</text:span></text:p>
      <text:p text:style-name="P3"><text:span text:style-name="T19"><text:s text:c="8"/></text:span><text:span text:style-name="T3">if</text:span><text:span text:style-name="T5">(bmi&lt;=</text:span><text:span text:style-name="T7">18.5</text:span><text:span text:style-name="T5">) message=getString(R.string.underweight_message);</text:span></text:p>
      <text:p text:style-name="P3"><text:s text:c="8"/><text:span text:style-name="T3">else if</text:span><text:span text:style-name="T5">(bmi&gt;=</text:span><text:span text:style-name="T7">25</text:span><text:span text:style-name="T5">) message=getString(R.string.overweight_message);</text:span></text:p>
      <text:p text:style-name="P3"><text:s text:c="8"/><text:span text:style-name="T3">else </text:span><text:span text:style-name="T5">message=getString(R.string.right_weight_message);</text:span></text:p>
      <text:p text:style-name="P3"><text:s text:c="8"/><text:span text:style-name="T20">/*Creating Toast message showing the result of if statement */</text:span></text:p>
      <text:p text:style-name="P3"><text:span text:style-name="T19"><text:s text:c="8"/></text:span><text:span text:style-name="T5">Toast.</text:span><text:span text:style-name="T6">makeText</text:span><text:span text:style-name="T5">(getApplicationContext(),message, Toast.</text:span><text:span text:style-name="T16">LENGTH_LONG</text:span><text:span text:style-name="T5">).show();</text:span></text:p>
      <text:p text:style-name="P3"><text:s text:c="8"/><text:span text:style-name="T20">/* Clearing editText files to use it again*/</text:span></text:p>
      <text:p text:style-name="P3"><text:span text:style-name="T19"><text:s text:c="8"/></text:span><text:span text:style-name="T5">editHeight.setText(</text:span><text:span text:style-name="T11">""</text:span><text:span text:style-name="T5">);</text:span></text:p>
      <text:p text:style-name="P3"><text:s text:c="8"/><text:span text:style-name="T5">editWeight.setText(</text:span><text:span text:style-name="T11">""</text:span><text:span text:style-name="T5">);</text:span></text:p>
      <text:p text:style-name="P3"><text:s text:c="4"/><text:span text:style-name="T5">}</text:span></text:p>
      <text:p text:style-name="P1">}</text:p>
      <text:p text:style-name="P2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7T12:36:40.92</meta:creation-date>
    <dc:date>2018-04-07T12:43:45.23</dc:date>
    <meta:editing-duration>PT27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34" meta:word-count="127" meta:character-count="1665"/>
  </office:meta>
</office:document-meta>
</file>